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0.841cm"/>
    </style:style>
    <style:style style:name="co7" style:family="table-column">
      <style:table-column-properties fo:break-before="auto" style:column-width="0.667cm"/>
    </style:style>
    <style:style style:name="co8" style:family="table-column">
      <style:table-column-properties fo:break-before="auto" style:column-width="22.759cm"/>
    </style:style>
    <style:style style:name="co9" style:family="table-column">
      <style:table-column-properties fo:break-before="auto" style:column-width="5.8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71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9"/>
        </table:table-row>
        <table:table-row table:style-name="ro2">
          <table:table-cell/>
          <table:table-cell table:style-name="ce1" office:value-type="string" table:number-columns-spanned="5" table:number-rows-spanned="1">
            <text:p>GPU GeForce GTX460 SE</text:p>
          </table:table-cell>
          <table:covered-table-cell table:number-columns-repeated="4"/>
          <table:table-cell table:number-columns-repeated="2"/>
          <table:table-cell office:value-type="string">
            <text:p>KERNEL 0:</text:p>
          </table:table-cell>
        </table:table-row>
        <table:table-row table:style-name="ro1">
          <table:table-cell/>
          <table:table-cell table:style-name="ce2"/>
          <table:table-cell table:style-name="ce2" office:value-type="string">
            <text:p>KERNEL 0</text:p>
          </table:table-cell>
          <table:table-cell table:style-name="ce2" office:value-type="string">
            <text:p>KERNEL 1</text:p>
          </table:table-cell>
          <table:table-cell table:style-name="ce2" office:value-type="string">
            <text:p>KERNEL 2</text:p>
          </table:table-cell>
          <table:table-cell table:style-name="ce2" office:value-type="string">
            <text:p>KERNEL 3</text:p>
          </table:table-cell>
          <table:table-cell table:number-columns-repeated="3"/>
        </table:table-row>
        <table:table-row table:style-name="ro3">
          <table:table-cell/>
          <table:table-cell table:style-name="ce2" table:number-columns-repeated="5"/>
          <table:table-cell table:number-columns-repeated="2"/>
          <table:table-cell office:value-type="string">
            <text:p><text:s/>Utiliza TAMANHO_POPULACAO/2 itens de trabalho, cada 1 responsável por selecionar 2 pais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23556709">
            <text:p>3,1523556709</text:p>
          </table:table-cell>
          <table:table-cell table:style-name="ce2" office:value-type="float" office:value="3.3468613625">
            <text:p>3,3468613625</text:p>
          </table:table-cell>
          <table:table-cell table:style-name="ce2" office:value-type="float" office:value="2.7887506485">
            <text:p>2,7887506485</text:p>
          </table:table-cell>
          <table:table-cell table:style-name="ce2" office:value-type="float" office:value="2.8718698025">
            <text:p>2,8718698025</text:p>
          </table:table-cell>
          <table:table-cell table:number-columns-repeated="2"/>
          <table:table-cell office:value-type="string">
            <text:p><text:s/>e gerar 2 filhos, realizando crossover e mutação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21143913">
            <text:p>3,1521143913</text:p>
          </table:table-cell>
          <table:table-cell table:style-name="ce2" office:value-type="float" office:value="3.3442163467">
            <text:p>3,3442163467</text:p>
          </table:table-cell>
          <table:table-cell table:style-name="ce2" office:value-type="float" office:value="2.7889597416">
            <text:p>2,7889597416</text:p>
          </table:table-cell>
          <table:table-cell table:style-name="ce2" office:value-type="float" office:value="2.8721239567">
            <text:p>2,87212395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1208076">
            <text:p>3,1491208076</text:p>
          </table:table-cell>
          <table:table-cell table:style-name="ce2" office:value-type="float" office:value="3.343208313">
            <text:p>3,343208313</text:p>
          </table:table-cell>
          <table:table-cell table:style-name="ce2" office:value-type="float" office:value="2.7897918224">
            <text:p>2,7897918224</text:p>
          </table:table-cell>
          <table:table-cell table:style-name="ce2" office:value-type="float" office:value="2.8711054325">
            <text:p>2,8711054325</text:p>
          </table:table-cell>
          <table:table-cell table:number-columns-repeated="2"/>
          <table:table-cell office:value-type="string">
            <text:p><text:s/>KERNEL 1: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9935856">
            <text:p>3,1509935856</text:p>
          </table:table-cell>
          <table:table-cell table:style-name="ce2" office:value-type="float" office:value="3.3455975056">
            <text:p>3,3455975056</text:p>
          </table:table-cell>
          <table:table-cell table:style-name="ce2" office:value-type="float" office:value="2.7885534763">
            <text:p>2,7885534763</text:p>
          </table:table-cell>
          <table:table-cell table:style-name="ce2" office:value-type="float" office:value="2.871111393">
            <text:p>2,8711113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5049934">
            <text:p>3,1515049934</text:p>
          </table:table-cell>
          <table:table-cell table:style-name="ce2" office:value-type="float" office:value="3.3488929272">
            <text:p>3,3488929272</text:p>
          </table:table-cell>
          <table:table-cell table:style-name="ce2" office:value-type="float" office:value="2.7900152206">
            <text:p>2,7900152206</text:p>
          </table:table-cell>
          <table:table-cell table:style-name="ce2" office:value-type="float" office:value="2.871878624">
            <text:p>2,871878624</text:p>
          </table:table-cell>
          <table:table-cell table:number-columns-repeated="2"/>
          <table:table-cell office:value-type="string">
            <text:p><text:s/>Utiliza TAMANHO_POPULACAO itens de trabalho, e 2 itens por unidade de computação. O item de trabalho 0 é responsável por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2083073">
            <text:p>3,1492083073</text:p>
          </table:table-cell>
          <table:table-cell table:style-name="ce2" office:value-type="float" office:value="3.3426232338">
            <text:p>3,3426232338</text:p>
          </table:table-cell>
          <table:table-cell table:style-name="ce2" office:value-type="float" office:value="2.7893998623">
            <text:p>2,7893998623</text:p>
          </table:table-cell>
          <table:table-cell table:style-name="ce2" office:value-type="float" office:value="2.8712146282">
            <text:p>2,8712146282</text:p>
          </table:table-cell>
          <table:table-cell table:number-columns-repeated="2"/>
          <table:table-cell office:value-type="string">
            <text:p><text:s/>selecionar os 2 pais; logo em seguida há um sincronismo, para que o item 1 tenha acesso (via memória local) aos indivíduos selecionados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9170532">
            <text:p>3,1509170532</text:p>
          </table:table-cell>
          <table:table-cell table:style-name="ce2" office:value-type="float" office:value="3.3473808765">
            <text:p>3,3473808765</text:p>
          </table:table-cell>
          <table:table-cell table:style-name="ce2" office:value-type="float" office:value="2.7883343697">
            <text:p>2,7883343697</text:p>
          </table:table-cell>
          <table:table-cell table:style-name="ce2" office:value-type="float" office:value="2.8697090149">
            <text:p>2,8697090149</text:p>
          </table:table-cell>
          <table:table-cell table:number-columns-repeated="2"/>
          <table:table-cell office:value-type="string">
            <text:p><text:s/>Em seguida cada item realiza sua parte do crossover e a mutação do indivíduo resultante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2230892">
            <text:p>3,1492230892</text:p>
          </table:table-cell>
          <table:table-cell table:style-name="ce2" office:value-type="float" office:value="3.3469922543">
            <text:p>3,3469922543</text:p>
          </table:table-cell>
          <table:table-cell table:style-name="ce2" office:value-type="float" office:value="2.7887005806">
            <text:p>2,7887005806</text:p>
          </table:table-cell>
          <table:table-cell table:style-name="ce2" office:value-type="float" office:value="2.8763895035">
            <text:p>2,876389503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2268314">
            <text:p>3,1502268314</text:p>
          </table:table-cell>
          <table:table-cell table:style-name="ce2" office:value-type="float" office:value="3.3523905277">
            <text:p>3,3523905277</text:p>
          </table:table-cell>
          <table:table-cell table:style-name="ce2" office:value-type="float" office:value="2.7895038128">
            <text:p>2,7895038128</text:p>
          </table:table-cell>
          <table:table-cell table:style-name="ce2" office:value-type="float" office:value="2.8782556057">
            <text:p>2,8782556057</text:p>
          </table:table-cell>
          <table:table-cell table:number-columns-repeated="2"/>
          <table:table-cell office:value-type="string">
            <text:p><text:s text:c="2"/>KERNEL 2: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0692368">
            <text:p>3,1500692368</text:p>
          </table:table-cell>
          <table:table-cell table:style-name="ce2" office:value-type="float" office:value="3.345063448">
            <text:p>3,345063448</text:p>
          </table:table-cell>
          <table:table-cell table:style-name="ce2" office:value-type="float" office:value="2.7894756794">
            <text:p>2,7894756794</text:p>
          </table:table-cell>
          <table:table-cell table:style-name="ce2" office:value-type="float" office:value="2.8785481453">
            <text:p>2,878548145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84613419">
            <text:p>3,1484613419</text:p>
          </table:table-cell>
          <table:table-cell table:style-name="ce2" office:value-type="float" office:value="3.3470118046">
            <text:p>3,3470118046</text:p>
          </table:table-cell>
          <table:table-cell table:style-name="ce2" office:value-type="float" office:value="2.7890918255">
            <text:p>2,7890918255</text:p>
          </table:table-cell>
          <table:table-cell table:style-name="ce2" office:value-type="float" office:value="2.877820015">
            <text:p>2,877820015</text:p>
          </table:table-cell>
          <table:table-cell table:number-columns-repeated="2"/>
          <table:table-cell office:value-type="string">
            <text:p><text:s/>Semelhante ao KERNEL 1, porém utilizando N itens de trabalho por unidade de computação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8009434">
            <text:p>3,1508009434</text:p>
          </table:table-cell>
          <table:table-cell table:style-name="ce2" office:value-type="float" office:value="3.3422591686">
            <text:p>3,3422591686</text:p>
          </table:table-cell>
          <table:table-cell table:style-name="ce2" office:value-type="float" office:value="2.7889900208">
            <text:p>2,7889900208</text:p>
          </table:table-cell>
          <table:table-cell table:style-name="ce2" office:value-type="float" office:value="2.8783245087">
            <text:p>2,8783245087</text:p>
          </table:table-cell>
          <table:table-cell table:number-columns-repeated="2"/>
          <table:table-cell office:value-type="string">
            <text:p><text:s/>Neste caso, os itens de trabalho pares (tid % 2 == 0) realizam a seleção dos 2 pais, e também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0051746">
            <text:p>3,1490051746</text:p>
          </table:table-cell>
          <table:table-cell table:style-name="ce2" office:value-type="float" office:value="3.3426668644">
            <text:p>3,3426668644</text:p>
          </table:table-cell>
          <table:table-cell table:style-name="ce2" office:value-type="float" office:value="2.7893717289">
            <text:p>2,7893717289</text:p>
          </table:table-cell>
          <table:table-cell table:style-name="ce2" office:value-type="float" office:value="2.8787946701">
            <text:p>2,8787946701</text:p>
          </table:table-cell>
          <table:table-cell table:number-columns-repeated="2"/>
          <table:table-cell office:value-type="string">
            <text:p><text:s/>a decisão da ocorrência do crossover. É feito então um sincronismo para que todos os itens tenham acesso (via memória local)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0225067">
            <text:p>3,1500225067</text:p>
          </table:table-cell>
          <table:table-cell table:style-name="ce2" office:value-type="float" office:value="3.3466911316">
            <text:p>3,3466911316</text:p>
          </table:table-cell>
          <table:table-cell table:style-name="ce2" office:value-type="float" office:value="2.789286375">
            <text:p>2,789286375</text:p>
          </table:table-cell>
          <table:table-cell table:style-name="ce2" office:value-type="float" office:value="2.8775708675">
            <text:p>2,8775708675</text:p>
          </table:table-cell>
          <table:table-cell table:number-columns-repeated="2"/>
          <table:table-cell office:value-type="string">
            <text:p><text:s/>aos indivíduos selecionados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7515907">
            <text:p>3,1507515907</text:p>
          </table:table-cell>
          <table:table-cell table:style-name="ce2" office:value-type="float" office:value="3.3444888592">
            <text:p>3,3444888592</text:p>
          </table:table-cell>
          <table:table-cell table:style-name="ce2" office:value-type="float" office:value="2.7891480923">
            <text:p>2,7891480923</text:p>
          </table:table-cell>
          <table:table-cell table:style-name="ce2" office:value-type="float" office:value="2.8778822422">
            <text:p>2,877882242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6920681">
            <text:p>3,146920681</text:p>
          </table:table-cell>
          <table:table-cell table:style-name="ce2" office:value-type="float" office:value="3.3439161777">
            <text:p>3,3439161777</text:p>
          </table:table-cell>
          <table:table-cell table:style-name="ce2" office:value-type="float" office:value="2.7887947559">
            <text:p>2,7887947559</text:p>
          </table:table-cell>
          <table:table-cell table:style-name="ce2" office:value-type="float" office:value="2.8791253567">
            <text:p>2,87912535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4370441">
            <text:p>3,1514370441</text:p>
          </table:table-cell>
          <table:table-cell table:style-name="ce2" office:value-type="float" office:value="3.3481564522">
            <text:p>3,3481564522</text:p>
          </table:table-cell>
          <table:table-cell table:style-name="ce2" office:value-type="float" office:value="2.7897152901">
            <text:p>2,7897152901</text:p>
          </table:table-cell>
          <table:table-cell table:style-name="ce2" office:value-type="float" office:value="2.877959013">
            <text:p>2,877959013</text:p>
          </table:table-cell>
          <table:table-cell table:number-columns-repeated="2"/>
          <table:table-cell office:value-type="string">
            <text:p><text:s text:c="2"/>KERNEL 3: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9116421">
            <text:p>3,1499116421</text:p>
          </table:table-cell>
          <table:table-cell table:style-name="ce2" office:value-type="float" office:value="3.3467056751">
            <text:p>3,3467056751</text:p>
          </table:table-cell>
          <table:table-cell table:style-name="ce2" office:value-type="float" office:value="2.788040638">
            <text:p>2,788040638</text:p>
          </table:table-cell>
          <table:table-cell table:style-name="ce2" office:value-type="float" office:value="2.8784089088">
            <text:p>2,87840890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83845711">
            <text:p>3,1483845711</text:p>
          </table:table-cell>
          <table:table-cell table:style-name="ce2" office:value-type="float" office:value="3.3461689949">
            <text:p>3,3461689949</text:p>
          </table:table-cell>
          <table:table-cell table:style-name="ce2" office:value-type="float" office:value="2.7891845703">
            <text:p>2,7891845703</text:p>
          </table:table-cell>
          <table:table-cell table:style-name="ce2" office:value-type="float" office:value="2.8760325909">
            <text:p>2,8760325909</text:p>
          </table:table-cell>
          <table:table-cell table:number-columns-repeated="2"/>
          <table:table-cell office:value-type="string">
            <text:p><text:s/>Utiliza TAMANHO_POPULACAO/2 itens de trabalho, cada 1 responsável por selecionar 2 pais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9356499">
            <text:p>3,1509356499</text:p>
          </table:table-cell>
          <table:table-cell table:style-name="ce2" office:value-type="float" office:value="3.3481411934">
            <text:p>3,3481411934</text:p>
          </table:table-cell>
          <table:table-cell table:style-name="ce2" office:value-type="float" office:value="2.7892978191">
            <text:p>2,7892978191</text:p>
          </table:table-cell>
          <table:table-cell table:style-name="ce2" office:value-type="float" office:value="2.8787443638">
            <text:p>2,8787443638</text:p>
          </table:table-cell>
          <table:table-cell table:number-columns-repeated="2"/>
          <table:table-cell office:value-type="string">
            <text:p><text:s/>e gerar 2 filhos, realizando crossover e mutação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1744518">
            <text:p>3,1491744518</text:p>
          </table:table-cell>
          <table:table-cell table:style-name="ce2" office:value-type="float" office:value="3.348097086">
            <text:p>3,348097086</text:p>
          </table:table-cell>
          <table:table-cell table:style-name="ce2" office:value-type="float" office:value="2.7888281345">
            <text:p>2,7888281345</text:p>
          </table:table-cell>
          <table:table-cell table:style-name="ce2" office:value-type="float" office:value="2.8717858791">
            <text:p>2,8717858791</text:p>
          </table:table-cell>
          <table:table-cell table:number-columns-repeated="2"/>
          <table:table-cell office:value-type="string">
            <text:p><text:s/>Diferentemente do KERNEL 1, neste caso o localsize (tamanho do grupo local) é especificado, utilizando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7144699">
            <text:p>3,1497144699</text:p>
          </table:table-cell>
          <table:table-cell table:style-name="ce2" office:value-type="float" office:value="3.3484933376">
            <text:p>3,3484933376</text:p>
          </table:table-cell>
          <table:table-cell table:style-name="ce2" office:value-type="float" office:value="2.7882783413">
            <text:p>2,7882783413</text:p>
          </table:table-cell>
          <table:table-cell table:style-name="ce2" office:value-type="float" office:value="2.8718893528">
            <text:p>2,8718893528</text:p>
          </table:table-cell>
          <table:table-cell table:number-columns-repeated="2"/>
          <table:table-cell office:value-type="string">
            <text:p><text:s/>o parâmetro CL_KERNEL_PREFERRED_WORK_GROUP_SIZE_MULTIPLE.</text:p>
          </table:table-cell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100708">
            <text:p>3,150100708</text:p>
          </table:table-cell>
          <table:table-cell table:style-name="ce2" office:value-type="float" office:value="3.3481194973">
            <text:p>3,3481194973</text:p>
          </table:table-cell>
          <table:table-cell table:style-name="ce2" office:value-type="float" office:value="2.787873745">
            <text:p>2,787873745</text:p>
          </table:table-cell>
          <table:table-cell table:style-name="ce2" office:value-type="float" office:value="2.8739495277">
            <text:p>2,87394952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8730183">
            <text:p>3,1498730183</text:p>
          </table:table-cell>
          <table:table-cell table:style-name="ce2" office:value-type="float" office:value="3.3456075191">
            <text:p>3,3456075191</text:p>
          </table:table-cell>
          <table:table-cell table:style-name="ce2" office:value-type="float" office:value="2.789182663">
            <text:p>2,789182663</text:p>
          </table:table-cell>
          <table:table-cell table:style-name="ce2" office:value-type="float" office:value="2.8743548393">
            <text:p>2,874354839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400877">
            <text:p>3,150400877</text:p>
          </table:table-cell>
          <table:table-cell table:style-name="ce2" office:value-type="float" office:value="3.3447475433">
            <text:p>3,3447475433</text:p>
          </table:table-cell>
          <table:table-cell table:style-name="ce2" office:value-type="float" office:value="2.7887005806">
            <text:p>2,7887005806</text:p>
          </table:table-cell>
          <table:table-cell table:style-name="ce2" office:value-type="float" office:value="2.8729143143">
            <text:p>2,872914314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8774033">
            <text:p>3,1518774033</text:p>
          </table:table-cell>
          <table:table-cell table:style-name="ce2" office:value-type="float" office:value="3.341583252">
            <text:p>3,341583252</text:p>
          </table:table-cell>
          <table:table-cell table:style-name="ce2" office:value-type="float" office:value="2.7894887924">
            <text:p>2,7894887924</text:p>
          </table:table-cell>
          <table:table-cell table:style-name="ce2" office:value-type="float" office:value="2.8733098507">
            <text:p>2,873309850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88983631">
            <text:p>3,1488983631</text:p>
          </table:table-cell>
          <table:table-cell table:style-name="ce2" office:value-type="float" office:value="3.3449614048">
            <text:p>3,3449614048</text:p>
          </table:table-cell>
          <table:table-cell table:style-name="ce2" office:value-type="float" office:value="2.7895205021">
            <text:p>2,7895205021</text:p>
          </table:table-cell>
          <table:table-cell table:style-name="ce2" office:value-type="float" office:value="2.8714675903">
            <text:p>2,87146759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3383389">
            <text:p>3,1513383389</text:p>
          </table:table-cell>
          <table:table-cell table:style-name="ce2" office:value-type="float" office:value="3.3435869217">
            <text:p>3,3435869217</text:p>
          </table:table-cell>
          <table:table-cell table:style-name="ce2" office:value-type="float" office:value="2.7886345387">
            <text:p>2,7886345387</text:p>
          </table:table-cell>
          <table:table-cell table:style-name="ce2" office:value-type="float" office:value="2.8726181984">
            <text:p>2,872618198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0933895">
            <text:p>3,1490933895</text:p>
          </table:table-cell>
          <table:table-cell table:style-name="ce2" office:value-type="float" office:value="3.3497693539">
            <text:p>3,3497693539</text:p>
          </table:table-cell>
          <table:table-cell table:style-name="ce2" office:value-type="float" office:value="2.789812088">
            <text:p>2,789812088</text:p>
          </table:table-cell>
          <table:table-cell table:style-name="ce2" office:value-type="float" office:value="2.8747842312">
            <text:p>2,87478423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17836">
            <text:p>3,15117836</text:p>
          </table:table-cell>
          <table:table-cell table:style-name="ce2" office:value-type="float" office:value="3.3492212296">
            <text:p>3,3492212296</text:p>
          </table:table-cell>
          <table:table-cell table:style-name="ce2" office:value-type="float" office:value="2.7894430161">
            <text:p>2,7894430161</text:p>
          </table:table-cell>
          <table:table-cell table:style-name="ce2" office:value-type="float" office:value="2.8746056557">
            <text:p>2,874605655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8031616">
            <text:p>3,1498031616</text:p>
          </table:table-cell>
          <table:table-cell table:style-name="ce2" office:value-type="float" office:value="3.3454875946">
            <text:p>3,3454875946</text:p>
          </table:table-cell>
          <table:table-cell table:style-name="ce2" office:value-type="float" office:value="2.7890183926">
            <text:p>2,7890183926</text:p>
          </table:table-cell>
          <table:table-cell table:style-name="ce2" office:value-type="float" office:value="2.8732666969">
            <text:p>2,873266696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7282257">
            <text:p>3,1507282257</text:p>
          </table:table-cell>
          <table:table-cell table:style-name="ce2" office:value-type="float" office:value="3.3447287083">
            <text:p>3,3447287083</text:p>
          </table:table-cell>
          <table:table-cell table:style-name="ce2" office:value-type="float" office:value="2.7895772457">
            <text:p>2,7895772457</text:p>
          </table:table-cell>
          <table:table-cell table:style-name="ce2" office:value-type="float" office:value="2.8737254143">
            <text:p>2,873725414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4495869">
            <text:p>3,1494495869</text:p>
          </table:table-cell>
          <table:table-cell table:style-name="ce2" office:value-type="float" office:value="3.3458156586">
            <text:p>3,3458156586</text:p>
          </table:table-cell>
          <table:table-cell table:style-name="ce2" office:value-type="float" office:value="2.7894089222">
            <text:p>2,7894089222</text:p>
          </table:table-cell>
          <table:table-cell table:style-name="ce2" office:value-type="float" office:value="2.8739080429">
            <text:p>2,87390804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22636414">
            <text:p>3,1522636414</text:p>
          </table:table-cell>
          <table:table-cell table:style-name="ce2" office:value-type="float" office:value="3.3480064869">
            <text:p>3,3480064869</text:p>
          </table:table-cell>
          <table:table-cell table:style-name="ce2" office:value-type="float" office:value="2.7887895107">
            <text:p>2,7887895107</text:p>
          </table:table-cell>
          <table:table-cell table:style-name="ce2" office:value-type="float" office:value="2.8735351562">
            <text:p>2,873535156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3282318">
            <text:p>3,1493282318</text:p>
          </table:table-cell>
          <table:table-cell table:style-name="ce2" office:value-type="float" office:value="3.3479468822">
            <text:p>3,3479468822</text:p>
          </table:table-cell>
          <table:table-cell table:style-name="ce2" office:value-type="float" office:value="2.7894535065">
            <text:p>2,7894535065</text:p>
          </table:table-cell>
          <table:table-cell table:style-name="ce2" office:value-type="float" office:value="2.8731918335">
            <text:p>2,873191833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86234665">
            <text:p>3,1486234665</text:p>
          </table:table-cell>
          <table:table-cell table:style-name="ce2" office:value-type="float" office:value="3.3444509506">
            <text:p>3,3444509506</text:p>
          </table:table-cell>
          <table:table-cell table:style-name="ce2" office:value-type="float" office:value="2.7890479565">
            <text:p>2,7890479565</text:p>
          </table:table-cell>
          <table:table-cell table:style-name="ce2" office:value-type="float" office:value="2.8723928928">
            <text:p>2,87239289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566412">
            <text:p>3,149566412</text:p>
          </table:table-cell>
          <table:table-cell table:style-name="ce2" office:value-type="float" office:value="3.3457102776">
            <text:p>3,3457102776</text:p>
          </table:table-cell>
          <table:table-cell table:style-name="ce2" office:value-type="float" office:value="2.7887604237">
            <text:p>2,7887604237</text:p>
          </table:table-cell>
          <table:table-cell table:style-name="ce2" office:value-type="float" office:value="2.8728890419">
            <text:p>2,872889041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82446194">
            <text:p>3,1482446194</text:p>
          </table:table-cell>
          <table:table-cell table:style-name="ce2" office:value-type="float" office:value="3.3458209038">
            <text:p>3,3458209038</text:p>
          </table:table-cell>
          <table:table-cell table:style-name="ce2" office:value-type="float" office:value="2.7891550064">
            <text:p>2,7891550064</text:p>
          </table:table-cell>
          <table:table-cell table:style-name="ce2" office:value-type="float" office:value="2.8753738403">
            <text:p>2,87537384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9066353">
            <text:p>3,1499066353</text:p>
          </table:table-cell>
          <table:table-cell table:style-name="ce2" office:value-type="float" office:value="3.3500692844">
            <text:p>3,3500692844</text:p>
          </table:table-cell>
          <table:table-cell table:style-name="ce2" office:value-type="float" office:value="2.7897026539">
            <text:p>2,7897026539</text:p>
          </table:table-cell>
          <table:table-cell table:style-name="ce2" office:value-type="float" office:value="2.874651432">
            <text:p>2,8746514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24267197">
            <text:p>3,1524267197</text:p>
          </table:table-cell>
          <table:table-cell table:style-name="ce2" office:value-type="float" office:value="3.3540999889">
            <text:p>3,3540999889</text:p>
          </table:table-cell>
          <table:table-cell table:style-name="ce2" office:value-type="float" office:value="2.7896699905">
            <text:p>2,7896699905</text:p>
          </table:table-cell>
          <table:table-cell table:style-name="ce2" office:value-type="float" office:value="2.8733472824">
            <text:p>2,87334728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9859562">
            <text:p>3,1509859562</text:p>
          </table:table-cell>
          <table:table-cell table:style-name="ce2" office:value-type="float" office:value="3.3461499214">
            <text:p>3,3461499214</text:p>
          </table:table-cell>
          <table:table-cell table:style-name="ce2" office:value-type="float" office:value="2.7900826931">
            <text:p>2,7900826931</text:p>
          </table:table-cell>
          <table:table-cell table:style-name="ce2" office:value-type="float" office:value="2.8733379841">
            <text:p>2,873337984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0000954">
            <text:p>3,1500000954</text:p>
          </table:table-cell>
          <table:table-cell table:style-name="ce2" office:value-type="float" office:value="3.3521234989">
            <text:p>3,3521234989</text:p>
          </table:table-cell>
          <table:table-cell table:style-name="ce2" office:value-type="float" office:value="2.788690567">
            <text:p>2,788690567</text:p>
          </table:table-cell>
          <table:table-cell table:style-name="ce2" office:value-type="float" office:value="2.8753216267">
            <text:p>2,875321626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30308723">
            <text:p>3,1530308723</text:p>
          </table:table-cell>
          <table:table-cell table:style-name="ce2" office:value-type="float" office:value="3.3457446098">
            <text:p>3,3457446098</text:p>
          </table:table-cell>
          <table:table-cell table:style-name="ce2" office:value-type="float" office:value="2.7898304462">
            <text:p>2,7898304462</text:p>
          </table:table-cell>
          <table:table-cell table:style-name="ce2" office:value-type="float" office:value="2.8751058578">
            <text:p>2,87510585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7759819">
            <text:p>3,1497759819</text:p>
          </table:table-cell>
          <table:table-cell table:style-name="ce2" office:value-type="float" office:value="3.3439967632">
            <text:p>3,3439967632</text:p>
          </table:table-cell>
          <table:table-cell table:style-name="ce2" office:value-type="float" office:value="2.7895300388">
            <text:p>2,7895300388</text:p>
          </table:table-cell>
          <table:table-cell table:style-name="ce2" office:value-type="float" office:value="2.8751974106">
            <text:p>2,87519741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10539055">
            <text:p>3,1510539055</text:p>
          </table:table-cell>
          <table:table-cell table:style-name="ce2" office:value-type="float" office:value="3.349157095">
            <text:p>3,349157095</text:p>
          </table:table-cell>
          <table:table-cell table:style-name="ce2" office:value-type="float" office:value="2.7873749733">
            <text:p>2,7873749733</text:p>
          </table:table-cell>
          <table:table-cell table:style-name="ce2" office:value-type="float" office:value="2.8742508888">
            <text:p>2,8742508888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9084702">
            <text:p>3,1509084702</text:p>
          </table:table-cell>
          <table:table-cell table:style-name="ce2" office:value-type="float" office:value="3.3483667374">
            <text:p>3,3483667374</text:p>
          </table:table-cell>
          <table:table-cell table:style-name="ce2" office:value-type="float" office:value="2.7902882099">
            <text:p>2,7902882099</text:p>
          </table:table-cell>
          <table:table-cell table:style-name="ce2" office:value-type="float" office:value="2.8742182255">
            <text:p>2,87421822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8231888">
            <text:p>3,1498231888</text:p>
          </table:table-cell>
          <table:table-cell table:style-name="ce2" office:value-type="float" office:value="3.3472084999">
            <text:p>3,3472084999</text:p>
          </table:table-cell>
          <table:table-cell table:style-name="ce2" office:value-type="float" office:value="2.7890331745">
            <text:p>2,7890331745</text:p>
          </table:table-cell>
          <table:table-cell table:style-name="ce2" office:value-type="float" office:value="2.8735644817">
            <text:p>2,87356448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6457329">
            <text:p>3,1506457329</text:p>
          </table:table-cell>
          <table:table-cell table:style-name="ce2" office:value-type="float" office:value="3.346476078">
            <text:p>3,346476078</text:p>
          </table:table-cell>
          <table:table-cell table:style-name="ce2" office:value-type="float" office:value="2.7890436649">
            <text:p>2,7890436649</text:p>
          </table:table-cell>
          <table:table-cell table:style-name="ce2" office:value-type="float" office:value="2.8743093014">
            <text:p>2,87430930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3.1507225037">
            <text:p>3,1507225037</text:p>
          </table:table-cell>
          <table:table-cell table:style-name="ce2" office:value-type="float" office:value="3.3493351936">
            <text:p>3,3493351936</text:p>
          </table:table-cell>
          <table:table-cell table:style-name="ce2" office:value-type="float" office:value="2.7885560989">
            <text:p>2,7885560989</text:p>
          </table:table-cell>
          <table:table-cell table:style-name="ce2" office:value-type="float" office:value="2.8760023117">
            <text:p>2,8760023117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>
            <text:p>Tempo total: </text:p>
          </table:table-cell>
          <table:table-cell table:style-name="ce2" office:value-type="float" office:value="3.1497068405">
            <text:p>3,1497068405</text:p>
          </table:table-cell>
          <table:table-cell table:style-name="ce2" office:value-type="float" office:value="3.3468732834">
            <text:p>3,3468732834</text:p>
          </table:table-cell>
          <table:table-cell table:style-name="ce2" office:value-type="float" office:value="2.7883541584">
            <text:p>2,7883541584</text:p>
          </table:table-cell>
          <table:table-cell table:style-name="ce2" office:value-type="float" office:value="2.8732402325">
            <text:p>2,87324023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Média:</text:p>
          </table:table-cell>
          <table:table-cell table:formula="of:=AVERAGE([.C7:.C56])" office:value-type="float" office:value="3.150220174794">
            <text:p>3,1502201748</text:p>
          </table:table-cell>
          <table:table-cell table:formula="of:=AVERAGE([.D7:.D56])" office:value-type="float" office:value="3.346623773576">
            <text:p>3,3466237736</text:p>
          </table:table-cell>
          <table:table-cell table:formula="of:=AVERAGE([.E7:.E56])" office:value-type="float" office:value="2.78911072731">
            <text:p>2,7891107273</text:p>
          </table:table-cell>
          <table:table-cell table:formula="of:=AVERAGE([.F7:.F56])" office:value-type="float" office:value="2.87450756073">
            <text:p>2,874507560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5">
          <table:table-cell table:number-columns-repeated="9"/>
        </table:table-row>
        <table:table-row table:style-name="ro2">
          <table:table-cell/>
          <table:table-cell table:style-name="ce1" office:value-type="string" table:number-columns-spanned="5" table:number-rows-spanned="1">
            <text:p>CPU Core i5 3210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2"/>
          <table:table-cell table:style-name="ce2" office:value-type="string">
            <text:p>KERNEL 0</text:p>
          </table:table-cell>
          <table:table-cell table:style-name="ce2" office:value-type="string">
            <text:p>KERNEL 1</text:p>
          </table:table-cell>
          <table:table-cell table:style-name="ce2" office:value-type="string">
            <text:p>KERNEL 2*</text:p>
          </table:table-cell>
          <table:table-cell table:style-name="ce2" office:value-type="string">
            <text:p>KERNEL 3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5"/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13142323">
            <text:p>0,7413142323</text:p>
          </table:table-cell>
          <table:table-cell table:style-name="ce2" office:value-type="float" office:value="0.6800687313">
            <text:p>0,6800687313</text:p>
          </table:table-cell>
          <table:table-cell table:style-name="ce2" office:value-type="float" office:value="0.6965610385">
            <text:p>0,6965610385</text:p>
          </table:table-cell>
          <table:table-cell table:style-name="ce2" office:value-type="float" office:value="1.0605242252">
            <text:p>1,06052422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44946766">
            <text:p>0,7444946766</text:p>
          </table:table-cell>
          <table:table-cell table:style-name="ce2" office:value-type="float" office:value="0.6884720325">
            <text:p>0,6884720325</text:p>
          </table:table-cell>
          <table:table-cell table:style-name="ce2" office:value-type="float" office:value="0.691013813">
            <text:p>0,691013813</text:p>
          </table:table-cell>
          <table:table-cell table:style-name="ce2" office:value-type="float" office:value="1.0404775143">
            <text:p>1,040477514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83359075">
            <text:p>0,7383359075</text:p>
          </table:table-cell>
          <table:table-cell table:style-name="ce2" office:value-type="float" office:value="0.6695519686">
            <text:p>0,6695519686</text:p>
          </table:table-cell>
          <table:table-cell table:style-name="ce2" office:value-type="float" office:value="0.6822989583">
            <text:p>0,6822989583</text:p>
          </table:table-cell>
          <table:table-cell table:style-name="ce2" office:value-type="float" office:value="1.0579789877">
            <text:p>1,0579789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99129367">
            <text:p>0,7299129367</text:p>
          </table:table-cell>
          <table:table-cell table:style-name="ce2" office:value-type="float" office:value="0.75912714">
            <text:p>0,75912714</text:p>
          </table:table-cell>
          <table:table-cell table:style-name="ce2" office:value-type="float" office:value="0.6809259057">
            <text:p>0,6809259057</text:p>
          </table:table-cell>
          <table:table-cell table:style-name="ce2" office:value-type="float" office:value="1.041462779">
            <text:p>1,04146277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92923331">
            <text:p>0,7292923331</text:p>
          </table:table-cell>
          <table:table-cell table:style-name="ce2" office:value-type="float" office:value="0.6823527813">
            <text:p>0,6823527813</text:p>
          </table:table-cell>
          <table:table-cell table:style-name="ce2" office:value-type="float" office:value="0.7586707473">
            <text:p>0,7586707473</text:p>
          </table:table-cell>
          <table:table-cell table:style-name="ce2" office:value-type="float" office:value="1.066115737">
            <text:p>1,06611573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66887331">
            <text:p>0,7366887331</text:p>
          </table:table-cell>
          <table:table-cell table:style-name="ce2" office:value-type="float" office:value="0.6834566593">
            <text:p>0,6834566593</text:p>
          </table:table-cell>
          <table:table-cell table:style-name="ce2" office:value-type="float" office:value="0.7383531332">
            <text:p>0,7383531332</text:p>
          </table:table-cell>
          <table:table-cell table:style-name="ce2" office:value-type="float" office:value="1.064036727">
            <text:p>1,0640367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8096143007">
            <text:p>0,8096143007</text:p>
          </table:table-cell>
          <table:table-cell table:style-name="ce2" office:value-type="float" office:value="0.7568515539">
            <text:p>0,7568515539</text:p>
          </table:table-cell>
          <table:table-cell table:style-name="ce2" office:value-type="float" office:value="0.7348962426">
            <text:p>0,7348962426</text:p>
          </table:table-cell>
          <table:table-cell table:style-name="ce2" office:value-type="float" office:value="1.0487118959">
            <text:p>1,048711895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95136356">
            <text:p>0,7395136356</text:p>
          </table:table-cell>
          <table:table-cell table:style-name="ce2" office:value-type="float" office:value="0.6865966916">
            <text:p>0,6865966916</text:p>
          </table:table-cell>
          <table:table-cell table:style-name="ce2" office:value-type="float" office:value="0.7096192241">
            <text:p>0,7096192241</text:p>
          </table:table-cell>
          <table:table-cell table:style-name="ce2" office:value-type="float" office:value="1.0421844721">
            <text:p>1,042184472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27890992">
            <text:p>0,7327890992</text:p>
          </table:table-cell>
          <table:table-cell table:style-name="ce2" office:value-type="float" office:value="0.6737037301">
            <text:p>0,6737037301</text:p>
          </table:table-cell>
          <table:table-cell table:style-name="ce2" office:value-type="float" office:value="0.7146749496">
            <text:p>0,7146749496</text:p>
          </table:table-cell>
          <table:table-cell table:style-name="ce2" office:value-type="float" office:value="1.1552191973">
            <text:p>1,15521919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39063287">
            <text:p>0,7339063287</text:p>
          </table:table-cell>
          <table:table-cell table:style-name="ce2" office:value-type="float" office:value="0.6931444407">
            <text:p>0,6931444407</text:p>
          </table:table-cell>
          <table:table-cell table:style-name="ce2" office:value-type="float" office:value="0.7684286833">
            <text:p>0,7684286833</text:p>
          </table:table-cell>
          <table:table-cell table:style-name="ce2" office:value-type="float" office:value="1.1015231609">
            <text:p>1,101523160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671173811">
            <text:p>0,7671173811</text:p>
          </table:table-cell>
          <table:table-cell table:style-name="ce2" office:value-type="float" office:value="0.6897473335">
            <text:p>0,6897473335</text:p>
          </table:table-cell>
          <table:table-cell table:style-name="ce2" office:value-type="float" office:value="0.6801646948">
            <text:p>0,6801646948</text:p>
          </table:table-cell>
          <table:table-cell table:style-name="ce2" office:value-type="float" office:value="1.1162996292">
            <text:p>1,116299629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67804646">
            <text:p>0,7367804646</text:p>
          </table:table-cell>
          <table:table-cell table:style-name="ce2" office:value-type="float" office:value="0.6872097254">
            <text:p>0,6872097254</text:p>
          </table:table-cell>
          <table:table-cell table:style-name="ce2" office:value-type="float" office:value="0.68640095">
            <text:p>0,68640095</text:p>
          </table:table-cell>
          <table:table-cell table:style-name="ce2" office:value-type="float" office:value="1.1571069956">
            <text:p>1,15710699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9800623059">
            <text:p>0,9800623059</text:p>
          </table:table-cell>
          <table:table-cell table:style-name="ce2" office:value-type="float" office:value="0.6861147285">
            <text:p>0,6861147285</text:p>
          </table:table-cell>
          <table:table-cell table:style-name="ce2" office:value-type="float" office:value="0.6949750781">
            <text:p>0,6949750781</text:p>
          </table:table-cell>
          <table:table-cell table:style-name="ce2" office:value-type="float" office:value="1.2104563713">
            <text:p>1,210456371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37448502">
            <text:p>0,7437448502</text:p>
          </table:table-cell>
          <table:table-cell table:style-name="ce2" office:value-type="float" office:value="0.6763101816">
            <text:p>0,6763101816</text:p>
          </table:table-cell>
          <table:table-cell table:style-name="ce2" office:value-type="float" office:value="0.6849803329">
            <text:p>0,6849803329</text:p>
          </table:table-cell>
          <table:table-cell table:style-name="ce2" office:value-type="float" office:value="1.1759660244">
            <text:p>1,175966024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8837854862">
            <text:p>0,8837854862</text:p>
          </table:table-cell>
          <table:table-cell table:style-name="ce2" office:value-type="float" office:value="0.6882646084">
            <text:p>0,6882646084</text:p>
          </table:table-cell>
          <table:table-cell table:style-name="ce2" office:value-type="float" office:value="0.6867198348">
            <text:p>0,6867198348</text:p>
          </table:table-cell>
          <table:table-cell table:style-name="ce2" office:value-type="float" office:value="1.0930155516">
            <text:p>1,09301555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918092608">
            <text:p>0,7918092608</text:p>
          </table:table-cell>
          <table:table-cell table:style-name="ce2" office:value-type="float" office:value="0.669659555">
            <text:p>0,669659555</text:p>
          </table:table-cell>
          <table:table-cell table:style-name="ce2" office:value-type="float" office:value="0.6849308014">
            <text:p>0,6849308014</text:p>
          </table:table-cell>
          <table:table-cell table:style-name="ce2" office:value-type="float" office:value="1.0400725603">
            <text:p>1,040072560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45907187">
            <text:p>0,7245907187</text:p>
          </table:table-cell>
          <table:table-cell table:style-name="ce2" office:value-type="float" office:value="0.6659985781">
            <text:p>0,6659985781</text:p>
          </table:table-cell>
          <table:table-cell table:style-name="ce2" office:value-type="float" office:value="0.6935160756">
            <text:p>0,6935160756</text:p>
          </table:table-cell>
          <table:table-cell table:style-name="ce2" office:value-type="float" office:value="1.0621246099">
            <text:p>1,062124609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56840372">
            <text:p>0,7356840372</text:p>
          </table:table-cell>
          <table:table-cell table:style-name="ce2" office:value-type="float" office:value="0.673774302">
            <text:p>0,673774302</text:p>
          </table:table-cell>
          <table:table-cell table:style-name="ce2" office:value-type="float" office:value="0.6821904778">
            <text:p>0,6821904778</text:p>
          </table:table-cell>
          <table:table-cell table:style-name="ce2" office:value-type="float" office:value="1.036154151">
            <text:p>1,0361541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93993139">
            <text:p>0,7393993139</text:p>
          </table:table-cell>
          <table:table-cell table:style-name="ce2" office:value-type="float" office:value="0.6813160181">
            <text:p>0,6813160181</text:p>
          </table:table-cell>
          <table:table-cell table:style-name="ce2" office:value-type="float" office:value="0.6841939688">
            <text:p>0,6841939688</text:p>
          </table:table-cell>
          <table:table-cell table:style-name="ce2" office:value-type="float" office:value="1.0556435585">
            <text:p>1,05564355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76866436">
            <text:p>0,7276866436</text:p>
          </table:table-cell>
          <table:table-cell table:style-name="ce2" office:value-type="float" office:value="0.7470895052">
            <text:p>0,7470895052</text:p>
          </table:table-cell>
          <table:table-cell table:style-name="ce2" office:value-type="float" office:value="0.6962475777">
            <text:p>0,6962475777</text:p>
          </table:table-cell>
          <table:table-cell table:style-name="ce2" office:value-type="float" office:value="1.0722055435">
            <text:p>1,072205543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5650599">
            <text:p>0,735650599</text:p>
          </table:table-cell>
          <table:table-cell table:style-name="ce2" office:value-type="float" office:value="0.6883246899">
            <text:p>0,6883246899</text:p>
          </table:table-cell>
          <table:table-cell table:style-name="ce2" office:value-type="float" office:value="0.6904226542">
            <text:p>0,6904226542</text:p>
          </table:table-cell>
          <table:table-cell table:style-name="ce2" office:value-type="float" office:value="1.054391861">
            <text:p>1,05439186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9289403">
            <text:p>0,739289403</text:p>
          </table:table-cell>
          <table:table-cell table:style-name="ce2" office:value-type="float" office:value="0.6827049851">
            <text:p>0,6827049851</text:p>
          </table:table-cell>
          <table:table-cell table:style-name="ce2" office:value-type="float" office:value="0.6842285991">
            <text:p>0,6842285991</text:p>
          </table:table-cell>
          <table:table-cell table:style-name="ce2" office:value-type="float" office:value="1.0408064127">
            <text:p>1,04080641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51380587">
            <text:p>0,7351380587</text:p>
          </table:table-cell>
          <table:table-cell table:style-name="ce2" office:value-type="float" office:value="0.6823575497">
            <text:p>0,6823575497</text:p>
          </table:table-cell>
          <table:table-cell table:style-name="ce2" office:value-type="float" office:value="0.6917601228">
            <text:p>0,6917601228</text:p>
          </table:table-cell>
          <table:table-cell table:style-name="ce2" office:value-type="float" office:value="1.0887103081">
            <text:p>1,088710308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15571809">
            <text:p>0,7415571809</text:p>
          </table:table-cell>
          <table:table-cell table:style-name="ce2" office:value-type="float" office:value="0.6823239923">
            <text:p>0,6823239923</text:p>
          </table:table-cell>
          <table:table-cell table:style-name="ce2" office:value-type="float" office:value="0.6934525967">
            <text:p>0,6934525967</text:p>
          </table:table-cell>
          <table:table-cell table:style-name="ce2" office:value-type="float" office:value="1.1356594563">
            <text:p>1,135659456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89417887">
            <text:p>0,7389417887</text:p>
          </table:table-cell>
          <table:table-cell table:style-name="ce2" office:value-type="float" office:value="0.6731258035">
            <text:p>0,6731258035</text:p>
          </table:table-cell>
          <table:table-cell table:style-name="ce2" office:value-type="float" office:value="0.6766466498">
            <text:p>0,6766466498</text:p>
          </table:table-cell>
          <table:table-cell table:style-name="ce2" office:value-type="float" office:value="1.2145273685">
            <text:p>1,214527368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58937764">
            <text:p>0,7458937764</text:p>
          </table:table-cell>
          <table:table-cell table:style-name="ce2" office:value-type="float" office:value="0.6807127595">
            <text:p>0,6807127595</text:p>
          </table:table-cell>
          <table:table-cell table:style-name="ce2" office:value-type="float" office:value="0.6882767677">
            <text:p>0,6882767677</text:p>
          </table:table-cell>
          <table:table-cell table:style-name="ce2" office:value-type="float" office:value="1.1463475227">
            <text:p>1,14634752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7616837">
            <text:p>0,737616837</text:p>
          </table:table-cell>
          <table:table-cell table:style-name="ce2" office:value-type="float" office:value="0.6793910861">
            <text:p>0,6793910861</text:p>
          </table:table-cell>
          <table:table-cell table:style-name="ce2" office:value-type="float" office:value="0.6985631585">
            <text:p>0,6985631585</text:p>
          </table:table-cell>
          <table:table-cell table:style-name="ce2" office:value-type="float" office:value="1.482999444">
            <text:p>1,48299944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616180182">
            <text:p>0,7616180182</text:p>
          </table:table-cell>
          <table:table-cell table:style-name="ce2" office:value-type="float" office:value="0.670519352">
            <text:p>0,670519352</text:p>
          </table:table-cell>
          <table:table-cell table:style-name="ce2" office:value-type="float" office:value="0.6766082048">
            <text:p>0,6766082048</text:p>
          </table:table-cell>
          <table:table-cell table:style-name="ce2" office:value-type="float" office:value="1.4524606466">
            <text:p>1,452460646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566950321">
            <text:p>0,7566950321</text:p>
          </table:table-cell>
          <table:table-cell table:style-name="ce2" office:value-type="float" office:value="0.6895946264">
            <text:p>0,6895946264</text:p>
          </table:table-cell>
          <table:table-cell table:style-name="ce2" office:value-type="float" office:value="0.6839091778">
            <text:p>0,6839091778</text:p>
          </table:table-cell>
          <table:table-cell table:style-name="ce2" office:value-type="float" office:value="1.5868244171">
            <text:p>1,586824417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19420135">
            <text:p>0,719420135</text:p>
          </table:table-cell>
          <table:table-cell table:style-name="ce2" office:value-type="float" office:value="0.6919978261">
            <text:p>0,6919978261</text:p>
          </table:table-cell>
          <table:table-cell table:style-name="ce2" office:value-type="float" office:value="0.7113118768">
            <text:p>0,7113118768</text:p>
          </table:table-cell>
          <table:table-cell table:style-name="ce2" office:value-type="float" office:value="1.2805681229">
            <text:p>1,280568122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59660959">
            <text:p>0,7259660959</text:p>
          </table:table-cell>
          <table:table-cell table:style-name="ce2" office:value-type="float" office:value="0.6713830233">
            <text:p>0,6713830233</text:p>
          </table:table-cell>
          <table:table-cell table:style-name="ce2" office:value-type="float" office:value="0.690469861">
            <text:p>0,690469861</text:p>
          </table:table-cell>
          <table:table-cell table:style-name="ce2" office:value-type="float" office:value="1.0690609217">
            <text:p>1,06906092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57271314">
            <text:p>0,7357271314</text:p>
          </table:table-cell>
          <table:table-cell table:style-name="ce2" office:value-type="float" office:value="0.6965839863">
            <text:p>0,6965839863</text:p>
          </table:table-cell>
          <table:table-cell table:style-name="ce2" office:value-type="float" office:value="0.6892008781">
            <text:p>0,6892008781</text:p>
          </table:table-cell>
          <table:table-cell table:style-name="ce2" office:value-type="float" office:value="1.053375721">
            <text:p>1,05337572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79195595">
            <text:p>0,7479195595</text:p>
          </table:table-cell>
          <table:table-cell table:style-name="ce2" office:value-type="float" office:value="0.7781230211">
            <text:p>0,7781230211</text:p>
          </table:table-cell>
          <table:table-cell table:style-name="ce2" office:value-type="float" office:value="0.6909272671">
            <text:p>0,6909272671</text:p>
          </table:table-cell>
          <table:table-cell table:style-name="ce2" office:value-type="float" office:value="1.0736107826">
            <text:p>1,07361078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40876555">
            <text:p>0,7240876555</text:p>
          </table:table-cell>
          <table:table-cell table:style-name="ce2" office:value-type="float" office:value="0.7321941257">
            <text:p>0,7321941257</text:p>
          </table:table-cell>
          <table:table-cell table:style-name="ce2" office:value-type="float" office:value="0.7880729437">
            <text:p>0,7880729437</text:p>
          </table:table-cell>
          <table:table-cell table:style-name="ce2" office:value-type="float" office:value="1.0530549288">
            <text:p>1,053054928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57701755">
            <text:p>0,7257701755</text:p>
          </table:table-cell>
          <table:table-cell table:style-name="ce2" office:value-type="float" office:value="0.6815612316">
            <text:p>0,6815612316</text:p>
          </table:table-cell>
          <table:table-cell table:style-name="ce2" office:value-type="float" office:value="0.6972343922">
            <text:p>0,6972343922</text:p>
          </table:table-cell>
          <table:table-cell table:style-name="ce2" office:value-type="float" office:value="1.0683038235">
            <text:p>1,068303823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0103662">
            <text:p>0,740103662</text:p>
          </table:table-cell>
          <table:table-cell table:style-name="ce2" office:value-type="float" office:value="0.7012027502">
            <text:p>0,7012027502</text:p>
          </table:table-cell>
          <table:table-cell table:style-name="ce2" office:value-type="float" office:value="0.6805913448">
            <text:p>0,6805913448</text:p>
          </table:table-cell>
          <table:table-cell table:style-name="ce2" office:value-type="float" office:value="1.0576275587">
            <text:p>1,057627558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29359651">
            <text:p>0,7329359651</text:p>
          </table:table-cell>
          <table:table-cell table:style-name="ce2" office:value-type="float" office:value="0.6781200171">
            <text:p>0,6781200171</text:p>
          </table:table-cell>
          <table:table-cell table:style-name="ce2" office:value-type="float" office:value="0.7048348784">
            <text:p>0,7048348784</text:p>
          </table:table-cell>
          <table:table-cell table:style-name="ce2" office:value-type="float" office:value="1.059820652">
            <text:p>1,0598206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23836088">
            <text:p>0,7323836088</text:p>
          </table:table-cell>
          <table:table-cell table:style-name="ce2" office:value-type="float" office:value="0.6734076142">
            <text:p>0,6734076142</text:p>
          </table:table-cell>
          <table:table-cell table:style-name="ce2" office:value-type="float" office:value="0.6948527694">
            <text:p>0,6948527694</text:p>
          </table:table-cell>
          <table:table-cell table:style-name="ce2" office:value-type="float" office:value="1.0731576681">
            <text:p>1,073157668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38514328">
            <text:p>0,7338514328</text:p>
          </table:table-cell>
          <table:table-cell table:style-name="ce2" office:value-type="float" office:value="0.6734989285">
            <text:p>0,6734989285</text:p>
          </table:table-cell>
          <table:table-cell table:style-name="ce2" office:value-type="float" office:value="0.6697990894">
            <text:p>0,6697990894</text:p>
          </table:table-cell>
          <table:table-cell table:style-name="ce2" office:value-type="float" office:value="1.0774518251">
            <text:p>1,07745182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97556901">
            <text:p>0,7397556901</text:p>
          </table:table-cell>
          <table:table-cell table:style-name="ce2" office:value-type="float" office:value="0.6779232621">
            <text:p>0,6779232621</text:p>
          </table:table-cell>
          <table:table-cell table:style-name="ce2" office:value-type="float" office:value="0.6867096424">
            <text:p>0,6867096424</text:p>
          </table:table-cell>
          <table:table-cell table:style-name="ce2" office:value-type="float" office:value="1.0749453306">
            <text:p>1,074945330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14210534">
            <text:p>0,7314210534</text:p>
          </table:table-cell>
          <table:table-cell table:style-name="ce2" office:value-type="float" office:value="0.669056952">
            <text:p>0,669056952</text:p>
          </table:table-cell>
          <table:table-cell table:style-name="ce2" office:value-type="float" office:value="0.6820645928">
            <text:p>0,6820645928</text:p>
          </table:table-cell>
          <table:table-cell table:style-name="ce2" office:value-type="float" office:value="1.0891965628">
            <text:p>1,089196562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83710742">
            <text:p>0,7383710742</text:p>
          </table:table-cell>
          <table:table-cell table:style-name="ce2" office:value-type="float" office:value="0.661311686">
            <text:p>0,661311686</text:p>
          </table:table-cell>
          <table:table-cell table:style-name="ce2" office:value-type="float" office:value="0.6847223639">
            <text:p>0,6847223639</text:p>
          </table:table-cell>
          <table:table-cell table:style-name="ce2" office:value-type="float" office:value="1.0860953331">
            <text:p>1,086095333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412499785">
            <text:p>0,7412499785</text:p>
          </table:table-cell>
          <table:table-cell table:style-name="ce2" office:value-type="float" office:value="0.6712372303">
            <text:p>0,6712372303</text:p>
          </table:table-cell>
          <table:table-cell table:style-name="ce2" office:value-type="float" office:value="0.6873990893">
            <text:p>0,6873990893</text:p>
          </table:table-cell>
          <table:table-cell table:style-name="ce2" office:value-type="float" office:value="1.0520323515">
            <text:p>1,052032351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14849496">
            <text:p>0,7314849496</text:p>
          </table:table-cell>
          <table:table-cell table:style-name="ce2" office:value-type="float" office:value="0.6949266791">
            <text:p>0,6949266791</text:p>
          </table:table-cell>
          <table:table-cell table:style-name="ce2" office:value-type="float" office:value="0.6847575307">
            <text:p>0,6847575307</text:p>
          </table:table-cell>
          <table:table-cell table:style-name="ce2" office:value-type="float" office:value="1.0389906168">
            <text:p>1,038990616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49360681">
            <text:p>0,7249360681</text:p>
          </table:table-cell>
          <table:table-cell table:style-name="ce2" office:value-type="float" office:value="0.7631340623">
            <text:p>0,7631340623</text:p>
          </table:table-cell>
          <table:table-cell table:style-name="ce2" office:value-type="float" office:value="0.6883407831">
            <text:p>0,6883407831</text:p>
          </table:table-cell>
          <table:table-cell table:style-name="ce2" office:value-type="float" office:value="1.0568366051">
            <text:p>1,056836605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15183282">
            <text:p>0,7315183282</text:p>
          </table:table-cell>
          <table:table-cell table:style-name="ce2" office:value-type="float" office:value="0.7202569842">
            <text:p>0,7202569842</text:p>
          </table:table-cell>
          <table:table-cell table:style-name="ce2" office:value-type="float" office:value="0.6829565763">
            <text:p>0,6829565763</text:p>
          </table:table-cell>
          <table:table-cell table:style-name="ce2" office:value-type="float" office:value="1.2235835791">
            <text:p>1,223583579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87014723">
            <text:p>0,7287014723</text:p>
          </table:table-cell>
          <table:table-cell table:style-name="ce2" office:value-type="float" office:value="0.6736723781">
            <text:p>0,6736723781</text:p>
          </table:table-cell>
          <table:table-cell table:style-name="ce2" office:value-type="float" office:value="0.6866769195">
            <text:p>0,6866769195</text:p>
          </table:table-cell>
          <table:table-cell table:style-name="ce2" office:value-type="float" office:value="1.2807563543">
            <text:p>1,280756354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48108292">
            <text:p>0,7348108292</text:p>
          </table:table-cell>
          <table:table-cell table:style-name="ce2" office:value-type="float" office:value="0.6741073132">
            <text:p>0,6741073132</text:p>
          </table:table-cell>
          <table:table-cell table:style-name="ce2" office:value-type="float" office:value="0.6956284642">
            <text:p>0,6956284642</text:p>
          </table:table-cell>
          <table:table-cell table:style-name="ce2" office:value-type="float" office:value="1.2117347717">
            <text:p>1,211734771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282572389">
            <text:p>0,7282572389</text:p>
          </table:table-cell>
          <table:table-cell table:style-name="ce2" office:value-type="float" office:value="0.678437829">
            <text:p>0,678437829</text:p>
          </table:table-cell>
          <table:table-cell table:style-name="ce2" office:value-type="float" office:value="0.6890134811">
            <text:p>0,6890134811</text:p>
          </table:table-cell>
          <table:table-cell table:style-name="ce2" office:value-type="float" office:value="1.1138653755">
            <text:p>1,11386537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Tempo total: </text:p>
          </table:table-cell>
          <table:table-cell table:style-name="ce2" office:value-type="float" office:value="0.7356620431">
            <text:p>0,7356620431</text:p>
          </table:table-cell>
          <table:table-cell table:style-name="ce2" office:value-type="float" office:value="0.8919377327">
            <text:p>0,8919377327</text:p>
          </table:table-cell>
          <table:table-cell table:style-name="ce2" office:value-type="float" office:value="0.6973217726">
            <text:p>0,6973217726</text:p>
          </table:table-cell>
          <table:table-cell table:style-name="ce2" office:value-type="float" office:value="1.1968637705">
            <text:p>1,196863770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Média:</text:p>
          </table:table-cell>
          <table:table-cell table:formula="of:=AVERAGE([.C64:.C113])" office:value-type="float" office:value="0.746865149736">
            <text:p>0,7468651497</text:p>
          </table:table-cell>
          <table:table-cell table:formula="of:=AVERAGE([.D64:.D113])" office:value-type="float" office:value="0.694438794854">
            <text:p>0,6944387949</text:p>
          </table:table-cell>
          <table:table-cell table:formula="of:=AVERAGE([.E64:.E113])" office:value-type="float" office:value="0.696330338714">
            <text:p>0,6963303387</text:p>
          </table:table-cell>
          <table:table-cell table:formula="of:=AVERAGE([.F64:.F113])" office:value-type="float" office:value="1.123818795682">
            <text:p>1,1238187957</text:p>
          </table:table-cell>
          <table:table-cell table:number-columns-repeated="3"/>
        </table:table-row>
        <table:table-row table:style-name="ro1" table:number-rows-repeated="10484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row table:style-name="ro6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>
            <text:p>oclAG</text:p>
          </table:table-cell>
          <table:table-cell table:style-name="ce3" office:value-type="string">
            <text:p>AG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5">
            <text:p>315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9">
            <text:p>319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33">
            <text:p>333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6">
            <text:p>316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311">
            <text:p>31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66">
            <text:p>266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3">
            <text:p>323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6">
            <text:p>31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3">
            <text:p>313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319">
            <text:p>31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6">
            <text:p>326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2">
            <text:p>322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9">
            <text:p>299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32">
            <text:p>332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8">
            <text:p>30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7">
            <text:p>29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0">
            <text:p>32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4">
            <text:p>284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7">
            <text:p>297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7">
            <text:p>30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2">
            <text:p>30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1">
            <text:p>31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2">
            <text:p>29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5">
            <text:p>315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9">
            <text:p>31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33">
            <text:p>333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6">
            <text:p>316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1">
            <text:p>31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66">
            <text:p>266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5">
            <text:p>285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3">
            <text:p>323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298">
            <text:p>29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316">
            <text:p>31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3">
            <text:p>31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9">
            <text:p>319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6">
            <text:p>326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2">
            <text:p>32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9">
            <text:p>299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8">
            <text:p>298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32">
            <text:p>33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8">
            <text:p>308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7">
            <text:p>297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20">
            <text:p>32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284">
            <text:p>28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7">
            <text:p>297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table:number-columns-repeated="2" office:value-type="float" office:value="298">
            <text:p>298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7">
            <text:p>307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3">
            <text:p>313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2">
            <text:p>302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7">
            <text:p>28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11">
            <text:p>311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82">
            <text:p>282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301">
            <text:p>301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table:number-columns-repeated="2"/>
          <table:table-cell office:value-type="string">
            <text:p>Geracoes para encontrar o melhor: </text:p>
          </table:table-cell>
          <table:table-cell office:value-type="float" office:value="292">
            <text:p>292</text:p>
          </table:table-cell>
          <table:table-cell office:value-type="float" office:value="325">
            <text:p>325</text:p>
          </table:table-cell>
        </table:table-row>
        <table:table-row table:style-name="ro6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dia:</text:p>
          </table:table-cell>
          <table:table-cell table:style-name="ce3" table:formula="of:=AVERAGE([.D4:.D103])" office:value-type="float" office:value="301.04">
            <text:p>301,04</text:p>
          </table:table-cell>
          <table:table-cell table:style-name="ce3" table:formula="of:=AVERAGE([.E4:.E103])" office:value-type="float" office:value="312.51">
            <text:p>312,51</text:p>
          </table:table-cell>
        </table:table-row>
        <table:table-row table:style-name="ro1">
          <table:table-cell table:number-columns-repeated="2"/>
          <table:table-cell office:value-type="string">
            <text:p>Correlação:</text:p>
          </table:table-cell>
          <table:table-cell table:style-name="ce3" table:formula="of:=CORREL([.D4:.D103];[.E4:.E103])" office:value-type="float" office:value="-0.048765158767682">
            <text:p>-0,0487651588</text:p>
          </table:table-cell>
          <table:table-cell table:style-name="ce3"/>
        </table:table-row>
        <table:table-row table:style-name="ro1">
          <table:table-cell table:number-columns-repeated="2"/>
          <table:table-cell table:style-name="Default" office:value-type="string">
            <text:p>DP</text:p>
          </table:table-cell>
          <table:table-cell table:formula="of:=STDEV([.D4:.D103])" office:value-type="float" office:value="14.4892297165094">
            <text:p>14,4892297165</text:p>
          </table:table-cell>
          <table:table-cell table:formula="of:=STDEV([.E4:.E103])" office:value-type="float" office:value="22.7309671744708">
            <text:p>22,7309671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0">00/00/0000</text:date>, <text:time style:data-style-name="N2" text:time-value="0000-00-00T16:55: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15:00:35</meta:creation-date>
    <meta:generator>LibreOffice/4.0.2.2$Linux_X86_64 LibreOffice_project/400m0$Build-2</meta:generator>
    <dc:date>2014-01-20T18:39:14</dc:date>
    <meta:editing-duration>PT3H35M16S</meta:editing-duration>
    <meta:editing-cycles>28</meta:editing-cycles>
    <meta:document-statistic meta:table-count="2" meta:cell-count="847" meta:object-count="0"/>
  </office:meta>
</office:document-meta>
</file>